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2214038681387841046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8353260102229243296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9"><text:span text:style-name="T2"/></text:p>
      <text:p text:style-name="P9"><text:span text:style-name="T2">Thur Oct, 2019 </text:span>7.35 miles<text:span text:style-name="T2"> <text:s/></text:span></text:p>
      <text:p text:style-name="P9"><text:span text:style-name="T2">I ran and walked 7.35 miles on hilly roads and averaged 12:30/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3T13:01:23.84</dc:date>
    <dc:creator>James  Lombardi</dc:creator>
    <meta:editing-duration>P1DT3H22M18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22" meta:paragraph-count="557" meta:word-count="5958" meta:character-count="29650"/>
  </office:meta>
</office:document-meta>
</file>